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9:12 revision del sistema de tare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3-04-11T09:12:44</meta:creation-date>
    <dc:date>2013-04-11T09:22:04</dc:date>
    <dc:creator>Alex 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5" meta:non-whitespace-character-count="30"/>
    <meta:generator>LibreOffice/3.5$Linux_x86 LibreOffice_project/350m1$Build-2</meta:generator>
  </office:meta>
</office:document-meta>
</file>